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41in" fo:margin-left="0in" table:align="left"/>
    </style:style>
    <style:style style:name="Table1.A" style:family="table-column">
      <style:table-column-properties style:column-width="1.6285in"/>
    </style:style>
    <style:style style:name="Table1.B" style:family="table-column">
      <style:table-column-properties style:column-width="5.31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style:text-properties fo:font-style="italic" style:text-underline-style="none" fo:font-weight="normal" officeooo:paragraph-rsid="000d9061" style:font-style-asian="italic" style:font-weight-asian="normal" style:font-style-complex="italic" style:font-weight-complex="normal"/>
    </style:style>
    <style:style style:name="P2" style:family="paragraph" style:parent-style-name="Standard">
      <style:text-properties fo:font-style="italic" officeooo:paragraph-rsid="000d9061" style:font-style-asian="italic" style:font-style-complex="italic"/>
    </style:style>
    <style:style style:name="P3" style:family="paragraph" style:parent-style-name="Standard">
      <style:text-properties officeooo:paragraph-rsid="000d906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able:table table:name="Table1" table:style-name="Table1">
        <table:table-column table:style-name="Table1.A"/>
        <table:table-column table:style-name="Table1.B"/>
        <table:table-row>
          <table:table-cell table:style-name="Table1.A1" office:value-type="string">
            <text:p text:style-name="P1">Types of Databases</text:p>
          </table:table-cell>
          <table:table-cell table:style-name="Table1.B1" office:value-type="string">
            <text:p text:style-name="P2">A DBMS can support many different types of databases. Databases can be classified according to the number of users, the database locations, and the expected type and extent of use. The number of users determins whether the database is classified as a single-user or multiuser.</text:p>
            <text:p text:style-name="P2"/>
            <text:p text:style-name="P2">Single-user database - supports only one user at a time. If user A is using the database user B or C must wait until user A is through.</text:p>
            <text:p text:style-name="P2">Desktop database - A single-user database that runs on a personal computer.</text:p>
            <text:p text:style-name="P2">Multiuser database - Supports multiple users at a time. When a multiuser database supports a realtively small numbers (smaller than 50)</text:p>
            <text:p text:style-name="P2">Workgroup database - Supports a small number of users (usually fewer than 50) or a specific department within an organization.</text:p>
            <text:p text:style-name="P2">Enterprise database - Used by an entire organization (usually 100's of users) across many departments.</text:p>
            <text:p text:style-name="P2">Centralized database - Supports data located at a single site.</text:p>
            <text:p text:style-name="P2">Distributed database - Supports data distributed across several different sites.</text:p>
            <text:p text:style-name="P2">Operational database - A database designed to support the companies day-to-day operations. Also referred to as transactional or production database.</text:p>
            <text:p text:style-name="P2">Data Warehouses - focuses on storing data used to generate information required to make tactical or strategic decisions.</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6:13:53.848294941</meta:creation-date>
    <dc:date>2018-10-11T16:38:20.658146301</dc:date>
    <meta:editing-duration>PT22S</meta:editing-duration>
    <meta:editing-cycles>1</meta:editing-cycles>
    <meta:document-statistic meta:table-count="1" meta:image-count="0" meta:object-count="0" meta:page-count="1" meta:paragraph-count="11" meta:word-count="202" meta:character-count="1277" meta:non-whitespace-character-count="1086"/>
    <meta:generator>LibreOffice/6.0.1.1$Linux_X86_64 LibreOffice_project/00m0$Build-1</meta:generator>
  </office:meta>
</office:document-meta>
</file>